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9"/>
    <style:style style:name="ce3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table table:name="data" table:style-name="ta1">
        <table:table-column table:style-name="co1" table:number-columns-repeated="5" table:default-cell-style-name="Default"/>
        <table:table-row table:style-name="ro1">
          <table:table-cell office:value-type="string">
            <text:p>Number.1</text:p>
          </table:table-cell>
          <table:table-cell office:value-type="string">
            <text:p>Number.2</text:p>
          </table:table-cell>
          <table:table-cell office:value-type="string">
            <text:p>Cat.1</text:p>
          </table:table-cell>
          <table:table-cell office:value-type="string">
            <text:p>Cat.2</text:p>
          </table:table-cell>
          <table:table-cell office:value-type="string">
            <text:p>Num.as.Cat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float" office:value="2">
            <text:p>2.0</text:p>
          </table:table-cell>
          <table:table-cell table:number-columns-repeated="2" office:value-type="string">
            <text:p>A</text:p>
          </table:table-cell>
          <table:table-cell office:value-type="string">
            <text:p>1 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</text:p>
          </table:table-cell>
          <table:table-cell office:value-type="string">
            <text:p>2 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A</text:p>
          </table:table-cell>
          <table:table-cell office:value-type="string">
            <text:p>1 Y</text:p>
          </table:table-cell>
        </table:table-row>
        <table:table-row table:style-name="ro3">
          <table:table-cell office:value-type="float" office:value="2">
            <text:p>2</text:p>
          </table:table-cell>
          <table:table-cell/>
          <table:table-cell table:number-columns-repeated="2" office:value-type="string">
            <text:p>A</text:p>
          </table:table-cell>
          <table:table-cell office:value-type="string">
            <text:p>2 Y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1 Y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1 Y</text:p>
          </table:table-cell>
        </table:table-row>
        <table:table-row table:style-name="ro3">
          <table:table-cell office:value-type="float" office:value="3">
            <text:p>3</text:p>
          </table:table-cell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1 Y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</text:p>
          </table:table-cell>
          <table:table-cell office:value-type="string">
            <text:p>2 Y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A</text:p>
          </table:table-cell>
          <table:table-cell office:value-type="string">
            <text:p>1 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</text:p>
          </table:table-cell>
          <table:table-cell office:value-type="string">
            <text:p>1 Y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1 Y</text:p>
          </table:table-cell>
        </table:table-row>
        <table:table-row table:style-name="ro2">
          <table:table-cell office:value-type="float" office:value="23">
            <text:p>23</text:p>
          </table:table-cell>
          <table:table-cell/>
          <table:table-cell table:number-columns-repeated="2" office:value-type="string">
            <text:p>B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2 Y</text:p>
          </table:table-cell>
        </table:table-row>
        <table:table-row table:style-name="ro3">
          <table:table-cell office:value-type="float" office:value="3">
            <text:p>3</text:p>
          </table:table-cell>
          <table:table-cell/>
          <table:table-cell table:number-columns-repeated="2" office:value-type="string">
            <text:p>B</text:p>
          </table:table-cell>
          <table:table-cell office:value-type="string">
            <text:p>2 Y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B</text:p>
          </table:table-cell>
          <table:table-cell office:value-type="string">
            <text:p>2 Y</text:p>
          </table:table-cell>
        </table:table-row>
        <table:table-row table:style-name="ro3">
          <table:table-cell office:value-type="float" office:value="321">
            <text:p>32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B</text:p>
          </table:table-cell>
          <table:table-cell office:value-type="string">
            <text:p>2 Y</text:p>
          </table:table-cell>
        </table:table-row>
        <table:table-row table:style-name="ro3">
          <table:table-cell office:value-type="float" office:value="3123">
            <text:p>3123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B</text:p>
          </table:table-cell>
          <table:table-cell office:value-type="string">
            <text:p>2 Y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B</text:p>
          </table:table-cell>
          <table:table-cell office:value-type="string">
            <text:p>2 Y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</text:p>
          </table:table-cell>
          <table:table-cell office:value-type="string">
            <text:p>2 Y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table:number-columns-repeated="2" office:value-type="string">
            <text:p>B</text:p>
          </table:table-cell>
          <table:table-cell office:value-type="string">
            <text:p>2 Y</text:p>
          </table:table-cell>
        </table:table-row>
        <table:table-row table:style-name="ro3" table:number-rows-repeated="1048554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ransform_filled" table:style-name="ta1">
        <table:table-column table:style-name="co1" table:number-columns-repeated="5" table:default-cell-style-name="Default"/>
        <table:table-row table:style-name="ro1">
          <table:table-cell office:value-type="string">
            <text:p>Number.1</text:p>
          </table:table-cell>
          <table:table-cell office:value-type="string">
            <text:p>Number.2</text:p>
          </table:table-cell>
          <table:table-cell office:value-type="string">
            <text:p>Cat.1</text:p>
          </table:table-cell>
          <table:table-cell office:value-type="string">
            <text:p>Cat.2</text:p>
          </table:table-cell>
          <table:table-cell office:value-type="string">
            <text:p>Num.as.Cat</text:p>
          </table:table-cell>
        </table:table-row>
        <table:table-row table:style-name="ro3">
          <table:table-cell table:style-name="ce2" office:value-type="float" office:value="1">
            <text:p>1.0</text:p>
          </table:table-cell>
          <table:table-cell table:style-name="ce2" office:value-type="float" office:value="2">
            <text:p>2.0</text:p>
          </table:table-cell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2.85714">
            <text:p>32.85714</text:p>
          </table:table-cell>
          <table:table-cell table:number-columns-repeated="2" office:value-type="string">
            <text:p>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2.85714">
            <text:p>32.85714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2.85714">
            <text:p>32.85714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32.85714">
            <text:p>32.85714</text:p>
          </table:table-cell>
          <table:table-cell table:number-columns-repeated="2" office:value-type="string">
            <text:p>B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2.85714">
            <text:p>32.85714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2.85714">
            <text:p>32.85714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321">
            <text:p>32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3123">
            <text:p>3123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table:number-columns-repeated="2" office:value-type="string">
            <text:p>B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ml" table:style-name="ta1">
        <table:table-column table:style-name="co1" table:number-columns-repeated="7" table:default-cell-style-name="Default"/>
        <table:table-row table:style-name="ro1">
          <table:table-cell office:value-type="string">
            <text:p>Number.1</text:p>
          </table:table-cell>
          <table:table-cell office:value-type="string">
            <text:p>Number.2</text:p>
          </table:table-cell>
          <table:table-cell table:style-name="ce3" office:value-type="string">
            <text:p>Cat.1 [A]</text:p>
          </table:table-cell>
          <table:table-cell table:style-name="ce3" office:value-type="string">
            <text:p>Cat.1 [B]</text:p>
          </table:table-cell>
          <table:table-cell table:style-name="ce3" office:value-type="string">
            <text:p>Cat.2 [A]</text:p>
          </table:table-cell>
          <table:table-cell table:style-name="ce3" office:value-type="string">
            <text:p>Cat.2 [B]</text:p>
          </table:table-cell>
          <table:table-cell office:value-type="string">
            <text:p>Num.as.Cat</text:p>
          </table:table-cell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" office:value-type="float" office:value="2">
            <text:p>2.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2.85714">
            <text:p>32.857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2.85714">
            <text:p>32.857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2.85714">
            <text:p>32.857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32.85714">
            <text:p>32.857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7894736842105">
            <text:p>1.5789473684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2.85714">
            <text:p>32.857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2.85714">
            <text:p>32.857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321">
            <text:p>32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3123">
            <text:p>312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 table:number-rows-repeated="104855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0/00/0000</text:date>, <text:time style:data-style-name="N2" text:time-value="0000-00-00T23:34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</meta:initial-creator>
    <meta:creation-date>2013-02-14T17:39:10</meta:creation-date>
    <dc:date>2013-02-14T17:45:47</dc:date>
    <dc:creator>Daniel Rodriguez</dc:creator>
    <meta:editing-duration>P0D</meta:editing-duration>
    <meta:editing-cycles>1</meta:editing-cycles>
    <meta:generator>LibreOffice/4.0.0.3$Linux_X86_64 LibreOffice_project/7545bee9c2a0782548772a21bc84a9dcc583b89</meta:generator>
    <meta:document-statistic meta:table-count="3" meta:cell-count="346" meta:object-count="0"/>
  </office:meta>
</office:document-meta>
</file>